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column table:style-name="co1" table:number-columns-repeated="9" table:default-cell-style-name="Default"/>
        <table:table-row table:style-name="ro1" table:number-rows-repeated="4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--&gt;</text:p>
          </table:table-cell>
          <table:table-cell table:formula="of:=[.G6]*[.H6]" office:value-type="float" office:value="3.8" calcext:value-type="float">
            <text:p>3.8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6]*[.Q6]" office:value-type="float" office:value="3.8" calcext:value-type="float">
            <text:p>3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7]*[.H7]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ract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7]*[.Q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8]*[.H8]" office:value-type="float" office:value="1.8" calcext:value-type="float">
            <text:p>1.8</text:p>
          </table:table-cell>
          <table:table-cell table:number-columns-repeated="2"/>
          <table:table-cell table:style-name="ce1" office:value-type="string" calcext:value-type="string">
            <text:p>Report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8]*[.Q8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6:.J8])" office:value-type="float" office:value="9.6" calcext:value-type="float">
            <text:p>9.6</text:p>
          </table:table-cell>
          <table:table-cell table:number-columns-repeated="2"/>
          <table:table-cell table:style-name="ce1" table:number-columns-repeated="6"/>
          <table:table-cell table:style-name="ce1" table:formula="of:=SUM([.S6:.S8])" office:value-type="float" office:value="9.6" calcext:value-type="float">
            <text:p>9.6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MEMO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--&gt;</text:p>
          </table:table-cell>
          <table:table-cell table:formula="of:=[.G13]*[.H13]" office:value-type="float" office:value="2.72" calcext:value-type="float">
            <text:p>2.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4]*[.H14]"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5]*[.H15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13:.J15])" office:value-type="float" office:value="8.12" calcext:value-type="float">
            <text:p>8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I 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--&gt;</text:p>
          </table:table-cell>
          <table:table-cell table:formula="of:=[.G20]*[.H20]"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1]*[.H2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2]*[.H22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0:.J2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LOYA L&amp; SARA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---&gt;</text:p>
          </table:table-cell>
          <table:table-cell table:formula="of:=[.G27]*[.H27]"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8]*[.H2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9]*[.H29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7:.J29])" office:value-type="float" office:value="9.32" calcext:value-type="float">
            <text:p>9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4:41:00.421089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38.191961888</meta:creation-date>
    <dc:date>2022-06-28T14:41:52.951730339</dc:date>
    <meta:editing-duration>PT9M28S</meta:editing-duration>
    <meta:editing-cycles>3</meta:editing-cycles>
    <meta:generator>LibreOffice/7.3.3.2$Linux_X86_64 LibreOffice_project/d1d0ea68f081ee2800a922cac8f79445e4603348</meta:generator>
    <meta:document-statistic meta:table-count="1" meta:cell-count="120" meta:object-count="0"/>
  </office:meta>
</office:document-meta>
</file>